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fo:font-weight="bold" style:font-weight-asian="bold" style:font-weight-complex="bold"/>
    </style:style>
    <style:style style:name="ce4" style:family="table-cell" style:parent-style-name="Default">
      <style:text-properties fo:color="#c0c0c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fo:font-weight="bold" style:font-weight-asian="bold" style:font-weight-complex="bold"/>
    </style:style>
    <style:style style:name="ce8" style:family="table-cell" style:parent-style-name="Default">
      <style:text-properties fo:color="#c0c0c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bushels</text:p>
          </table:table-cell>
          <table:table-cell table:style-name="ce6" office:value-type="string" calcext:value-type="string">
            <text:p>people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acres</text:p>
          </table:table-cell>
          <table:table-cell table:style-name="ce7" office:value-type="string" calcext:value-type="string">
            <text:p>feed</text:p>
          </table:table-cell>
          <table:table-cell table:style-name="ce7" office:value-type="string" calcext:value-type="string">
            <text:p>plant</text:p>
          </table:table-cell>
          <table:table-cell table:style-name="ce7" office:value-type="string" calcext:value-type="string">
            <text:p>delta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sell</text:p>
          </table:table-cell>
          <table:table-cell table:style-name="ce7" office:value-type="string" calcext:value-type="string">
            <text:p>budget</text:p>
          </table:table-cell>
          <table:table-cell table:style-name="ce6" office:value-type="string" calcext:value-type="string">
            <text:p>feed</text:p>
          </table:table-cell>
          <table:table-cell table:style-name="ce6" office:value-type="string" calcext:value-type="string">
            <text:p>pl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CEILING([.C2]*0.97;1)*20" office:value-type="float" office:value="1940" calcext:value-type="float">
            <text:p>1940</text:p>
          </table:table-cell>
          <table:table-cell table:formula="of:=FLOOR(MIN([.C2]*10;[.E2])/2;1)" office:value-type="float" office:value="500" calcext:value-type="float">
            <text:p>500</text:p>
          </table:table-cell>
          <table:table-cell table:formula="of:=[.F2]+[.G2]-[.B2]" office:value-type="float" office:value="-360" calcext:value-type="float">
            <text:p>-360</text:p>
          </table:table-cell>
          <table:table-cell table:formula="of:=IF([.H2]&lt;0;FLOOR(-[.H2]/[.D2];1);0)" office:value-type="float" office:value="13" calcext:value-type="float">
            <text:p>13</text:p>
          </table:table-cell>
          <table:table-cell table:formula="of:=IF([.H2]&gt;0;CEILING([.H2]/[.D2];1);0)" office:value-type="float" office:value="0" calcext:value-type="float">
            <text:p>0</text:p>
          </table:table-cell>
          <table:table-cell table:style-name="ce8" table:formula="of:=[.B2]+[.J2]*[.D2]-[.I2]*[.D2]" office:value-type="float" office:value="2462" calcext:value-type="float">
            <text:p>2462</text:p>
          </table:table-cell>
          <table:table-cell table:formula="of:=[.K2]-[.M2]/2" office:value-type="float" office:value="1962" calcext:value-type="float">
            <text:p>1962</text:p>
          </table:table-cell>
          <table:table-cell table:formula="of:=FLOOR(MIN([.E2]+[.I2]-[.J2];[.G2]*2);2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formula="of:=[.E2]+[.I2]-[.J2]" office:value-type="float" office:value="1013" calcext:value-type="float">
            <text:p>1013</text:p>
          </table:table-cell>
          <table:table-cell table:formula="of:=CEILING([.C3]*0.97;1)*20" office:value-type="float" office:value="2040" calcext:value-type="float">
            <text:p>2040</text:p>
          </table:table-cell>
          <table:table-cell table:formula="of:=FLOOR(MIN([.C3]*10;[.E3])/2;1)" office:value-type="float" office:value="506" calcext:value-type="float">
            <text:p>506</text:p>
          </table:table-cell>
          <table:table-cell table:formula="of:=[.F3]+[.G3]-[.B3]" office:value-type="float" office:value="546" calcext:value-type="float">
            <text:p>546</text:p>
          </table:table-cell>
          <table:table-cell table:formula="of:=IF([.H3]&lt;0;FLOOR(-[.H3]/[.D3];1);0)" office:value-type="float" office:value="0" calcext:value-type="float">
            <text:p>0</text:p>
          </table:table-cell>
          <table:table-cell table:formula="of:=IF([.H3]&gt;0;CEILING([.H3]/[.D3];1);0)" office:value-type="float" office:value="31" calcext:value-type="float">
            <text:p>31</text:p>
          </table:table-cell>
          <table:table-cell table:style-name="ce8" table:formula="of:=[.B3]+[.J3]*[.D3]-[.I3]*[.D3]" office:value-type="float" office:value="2558" calcext:value-type="float">
            <text:p>2558</text:p>
          </table:table-cell>
          <table:table-cell table:formula="of:=[.K3]-[.M3]/2" office:value-type="float" office:value="2067" calcext:value-type="float">
            <text:p>2067</text:p>
          </table:table-cell>
          <table:table-cell table:formula="of:=FLOOR(MIN([.E3]+[.I3]-[.J3];[.G3]*2);2)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8" calcext:value-type="float">
            <text:p>3928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table:formula="of:=[.E3]+[.I3]-[.J3]" office:value-type="float" office:value="982" calcext:value-type="float">
            <text:p>982</text:p>
          </table:table-cell>
          <table:table-cell table:formula="of:=CEILING([.C4]*0.97;1)*20" office:value-type="float" office:value="2060" calcext:value-type="float">
            <text:p>2060</text:p>
          </table:table-cell>
          <table:table-cell table:formula="of:=FLOOR(MIN([.C4]*10;[.E4])/2;1)" office:value-type="float" office:value="491" calcext:value-type="float">
            <text:p>491</text:p>
          </table:table-cell>
          <table:table-cell table:formula="of:=[.F4]+[.G4]-[.B4]" office:value-type="float" office:value="-1377" calcext:value-type="float">
            <text:p>-1377</text:p>
          </table:table-cell>
          <table:table-cell table:formula="of:=IF([.H4]&lt;0;FLOOR(-[.H4]/[.D4];1);0)" office:value-type="float" office:value="52" calcext:value-type="float">
            <text:p>52</text:p>
          </table:table-cell>
          <table:table-cell table:formula="of:=IF([.H4]&gt;0;CEILING([.H4]/[.D4];1);0)" office:value-type="float" office:value="0" calcext:value-type="float">
            <text:p>0</text:p>
          </table:table-cell>
          <table:table-cell table:style-name="ce8" table:formula="of:=[.B4]+[.J4]*[.D4]-[.I4]*[.D4]" office:value-type="float" office:value="2576" calcext:value-type="float">
            <text:p>2576</text:p>
          </table:table-cell>
          <table:table-cell table:formula="of:=[.K4]-[.M4]/2" office:value-type="float" office:value="2085" calcext:value-type="float">
            <text:p>2085</text:p>
          </table:table-cell>
          <table:table-cell table:formula="of:=FLOOR(MIN([.E4]+[.I4]-[.J4];[.G4]*2);2)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46" calcext:value-type="float">
            <text:p>2946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table:formula="of:=[.E4]+[.I4]-[.J4]" office:value-type="float" office:value="1034" calcext:value-type="float">
            <text:p>1034</text:p>
          </table:table-cell>
          <table:table-cell table:formula="of:=CEILING([.C5]*0.97;1)*20" office:value-type="float" office:value="2080" calcext:value-type="float">
            <text:p>2080</text:p>
          </table:table-cell>
          <table:table-cell table:formula="of:=FLOOR(MIN([.C5]*10;[.E5])/2;1)" office:value-type="float" office:value="517" calcext:value-type="float">
            <text:p>517</text:p>
          </table:table-cell>
          <table:table-cell table:formula="of:=[.F5]+[.G5]-[.B5]" office:value-type="float" office:value="-349" calcext:value-type="float">
            <text:p>-349</text:p>
          </table:table-cell>
          <table:table-cell table:formula="of:=IF([.H5]&lt;0;FLOOR(-[.H5]/[.D5];1);0)" office:value-type="float" office:value="15" calcext:value-type="float">
            <text:p>15</text:p>
          </table:table-cell>
          <table:table-cell table:formula="of:=IF([.H5]&gt;0;CEILING([.H5]/[.D5];1);0)" office:value-type="float" office:value="0" calcext:value-type="float">
            <text:p>0</text:p>
          </table:table-cell>
          <table:table-cell table:style-name="ce8" table:formula="of:=[.B5]+[.J5]*[.D5]-[.I5]*[.D5]" office:value-type="float" office:value="2616" calcext:value-type="float">
            <text:p>2616</text:p>
          </table:table-cell>
          <table:table-cell table:formula="of:=[.K5]-[.M5]/2" office:value-type="float" office:value="2099" calcext:value-type="float">
            <text:p>2099</text:p>
          </table:table-cell>
          <table:table-cell table:formula="of:=FLOOR(MIN([.E5]+[.I5]-[.J5];[.G5]*2);2)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04" calcext:value-type="float">
            <text:p>6204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table:formula="of:=[.E5]+[.I5]-[.J5]" office:value-type="float" office:value="1049" calcext:value-type="float">
            <text:p>1049</text:p>
          </table:table-cell>
          <table:table-cell table:formula="of:=CEILING([.C6]*0.97;1)*20" office:value-type="float" office:value="2180" calcext:value-type="float">
            <text:p>2180</text:p>
          </table:table-cell>
          <table:table-cell table:formula="of:=FLOOR(MIN([.C6]*10;[.E6])/2;1)" office:value-type="float" office:value="524" calcext:value-type="float">
            <text:p>524</text:p>
          </table:table-cell>
          <table:table-cell table:formula="of:=[.F6]+[.G6]-[.B6]" office:value-type="float" office:value="-3500" calcext:value-type="float">
            <text:p>-3500</text:p>
          </table:table-cell>
          <table:table-cell table:formula="of:=IF([.H6]&lt;0;FLOOR(-[.H6]/[.D6];1);0)" office:value-type="float" office:value="134" calcext:value-type="float">
            <text:p>134</text:p>
          </table:table-cell>
          <table:table-cell table:formula="of:=IF([.H6]&gt;0;CEILING([.H6]/[.D6];1);0)" office:value-type="float" office:value="0" calcext:value-type="float">
            <text:p>0</text:p>
          </table:table-cell>
          <table:table-cell table:style-name="ce8" table:formula="of:=[.B6]+[.J6]*[.D6]-[.I6]*[.D6]" office:value-type="float" office:value="2720" calcext:value-type="float">
            <text:p>2720</text:p>
          </table:table-cell>
          <table:table-cell table:formula="of:=[.K6]-[.M6]/2" office:value-type="float" office:value="2196" calcext:value-type="float">
            <text:p>2196</text:p>
          </table:table-cell>
          <table:table-cell table:formula="of:=FLOOR(MIN([.E6]+[.I6]-[.J6];[.G6]*2);2)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92" calcext:value-type="float">
            <text:p>4192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formula="of:=[.E6]+[.I6]-[.J6]" office:value-type="float" office:value="1183" calcext:value-type="float">
            <text:p>1183</text:p>
          </table:table-cell>
          <table:table-cell table:formula="of:=CEILING([.C7]*0.97;1)*20" office:value-type="float" office:value="2220" calcext:value-type="float">
            <text:p>2220</text:p>
          </table:table-cell>
          <table:table-cell table:formula="of:=FLOOR(MIN([.C7]*10;[.E7])/2;1)" office:value-type="float" office:value="570" calcext:value-type="float">
            <text:p>570</text:p>
          </table:table-cell>
          <table:table-cell table:formula="of:=[.F7]+[.G7]-[.B7]" office:value-type="float" office:value="-1402" calcext:value-type="float">
            <text:p>-1402</text:p>
          </table:table-cell>
          <table:table-cell table:formula="of:=IF([.H7]&lt;0;FLOOR(-[.H7]/[.D7];1);0)" office:value-type="float" office:value="56" calcext:value-type="float">
            <text:p>56</text:p>
          </table:table-cell>
          <table:table-cell table:formula="of:=IF([.H7]&gt;0;CEILING([.H7]/[.D7];1);0)" office:value-type="float" office:value="0" calcext:value-type="float">
            <text:p>0</text:p>
          </table:table-cell>
          <table:table-cell table:style-name="ce8" table:formula="of:=[.B7]+[.J7]*[.D7]-[.I7]*[.D7]" office:value-type="float" office:value="2792" calcext:value-type="float">
            <text:p>2792</text:p>
          </table:table-cell>
          <table:table-cell table:formula="of:=[.K7]-[.M7]/2" office:value-type="float" office:value="2222" calcext:value-type="float">
            <text:p>2222</text:p>
          </table:table-cell>
          <table:table-cell table:formula="of:=FLOOR(MIN([.E7]+[.I7]-[.J7];[.G7]*2);2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40" calcext:value-type="float">
            <text:p>6840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table:formula="of:=[.E7]+[.I7]-[.J7]" office:value-type="float" office:value="1239" calcext:value-type="float">
            <text:p>1239</text:p>
          </table:table-cell>
          <table:table-cell table:formula="of:=CEILING([.C8]*0.97;1)*20" office:value-type="float" office:value="2280" calcext:value-type="float">
            <text:p>2280</text:p>
          </table:table-cell>
          <table:table-cell table:formula="of:=FLOOR(MIN([.C8]*10;[.E8])/2;1)" office:value-type="float" office:value="585" calcext:value-type="float">
            <text:p>585</text:p>
          </table:table-cell>
          <table:table-cell table:formula="of:=[.F8]+[.G8]-[.B8]" office:value-type="float" office:value="-3975" calcext:value-type="float">
            <text:p>-3975</text:p>
          </table:table-cell>
          <table:table-cell table:formula="of:=IF([.H8]&lt;0;FLOOR(-[.H8]/[.D8];1);0)" office:value-type="float" office:value="209" calcext:value-type="float">
            <text:p>209</text:p>
          </table:table-cell>
          <table:table-cell table:formula="of:=IF([.H8]&gt;0;CEILING([.H8]/[.D8];1);0)" office:value-type="float" office:value="0" calcext:value-type="float">
            <text:p>0</text:p>
          </table:table-cell>
          <table:table-cell table:style-name="ce8" table:formula="of:=[.B8]+[.J8]*[.D8]-[.I8]*[.D8]" office:value-type="float" office:value="2869" calcext:value-type="float">
            <text:p>2869</text:p>
          </table:table-cell>
          <table:table-cell table:formula="of:=[.K8]-[.M8]/2" office:value-type="float" office:value="2284" calcext:value-type="float">
            <text:p>2284</text:p>
          </table:table-cell>
          <table:table-cell table:formula="of:=FLOOR(MIN([.E8]+[.I8]-[.J8];[.G8]*2);2)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0" calcext:value-type="float">
            <text:p>1170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table:formula="of:=[.E8]+[.I8]-[.J8]" office:value-type="float" office:value="1448" calcext:value-type="float">
            <text:p>1448</text:p>
          </table:table-cell>
          <table:table-cell table:formula="of:=CEILING([.C9]*0.97;1)*20" office:value-type="float" office:value="2380" calcext:value-type="float">
            <text:p>2380</text:p>
          </table:table-cell>
          <table:table-cell table:formula="of:=FLOOR(MIN([.C9]*10;[.E9])/2;1)" office:value-type="float" office:value="610" calcext:value-type="float">
            <text:p>610</text:p>
          </table:table-cell>
          <table:table-cell table:formula="of:=[.F9]+[.G9]-[.B9]" office:value-type="float" office:value="1820" calcext:value-type="float">
            <text:p>1820</text:p>
          </table:table-cell>
          <table:table-cell table:formula="of:=IF([.H9]&lt;0;FLOOR(-[.H9]/[.D9];1);0)" office:value-type="float" office:value="0" calcext:value-type="float">
            <text:p>0</text:p>
          </table:table-cell>
          <table:table-cell table:formula="of:=IF([.H9]&gt;0;CEILING([.H9]/[.D9];1);0)" office:value-type="float" office:value="108" calcext:value-type="float">
            <text:p>108</text:p>
          </table:table-cell>
          <table:table-cell table:style-name="ce8" table:formula="of:=[.B9]+[.J9]*[.D9]-[.I9]*[.D9]" office:value-type="float" office:value="3006" calcext:value-type="float">
            <text:p>3006</text:p>
          </table:table-cell>
          <table:table-cell table:formula="of:=[.K9]-[.M9]/2" office:value-type="float" office:value="2396" calcext:value-type="float">
            <text:p>2396</text:p>
          </table:table-cell>
          <table:table-cell table:formula="of:=FLOOR(MIN([.E9]+[.I9]-[.J9];[.G9]*2);2)"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00" calcext:value-type="float">
            <text:p>6100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formula="of:=[.E9]+[.I9]-[.J9]" office:value-type="float" office:value="1340" calcext:value-type="float">
            <text:p>1340</text:p>
          </table:table-cell>
          <table:table-cell table:formula="of:=CEILING([.C10]*0.97;1)*20" office:value-type="float" office:value="1200" calcext:value-type="float">
            <text:p>1200</text:p>
          </table:table-cell>
          <table:table-cell table:formula="of:=FLOOR(MIN([.C10]*10;[.E10])/2;1)" office:value-type="float" office:value="305" calcext:value-type="float">
            <text:p>305</text:p>
          </table:table-cell>
          <table:table-cell table:formula="of:=[.F10]+[.G10]-[.B10]" office:value-type="float" office:value="-4595" calcext:value-type="float">
            <text:p>-4595</text:p>
          </table:table-cell>
          <table:table-cell table:formula="of:=IF([.H10]&lt;0;FLOOR(-[.H10]/[.D10];1);0)" office:value-type="float" office:value="191" calcext:value-type="float">
            <text:p>191</text:p>
          </table:table-cell>
          <table:table-cell table:formula="of:=IF([.H10]&gt;0;CEILING([.H10]/[.D10];1);0)" office:value-type="float" office:value="0" calcext:value-type="float">
            <text:p>0</text:p>
          </table:table-cell>
          <table:table-cell table:style-name="ce8" table:formula="of:=[.B10]+[.J10]*[.D10]-[.I10]*[.D10]" office:value-type="float" office:value="1516" calcext:value-type="float">
            <text:p>1516</text:p>
          </table:table-cell>
          <table:table-cell table:formula="of:=[.K10]-[.M10]/2" office:value-type="float" office:value="1211" calcext:value-type="float">
            <text:p>1211</text:p>
          </table:table-cell>
          <table:table-cell table:formula="of:=FLOOR(MIN([.E10]+[.I10]-[.J10];[.G10]*2);2)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60" calcext:value-type="float">
            <text:p>3660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formula="of:=[.E10]+[.I10]-[.J10]" office:value-type="float" office:value="1531" calcext:value-type="float">
            <text:p>1531</text:p>
          </table:table-cell>
          <table:table-cell table:formula="of:=CEILING([.C11]*0.97;1)*20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formula="of:=[.F11]+[.G11]-[.B11]" office:value-type="float" office:value="-2160" calcext:value-type="float">
            <text:p>-2160</text:p>
          </table:table-cell>
          <table:table-cell table:formula="of:=IF([.H11]&lt;0;FLOOR(-[.H11]/[.D11];1);0)" office:value-type="float" office:value="120" calcext:value-type="float">
            <text:p>120</text:p>
          </table:table-cell>
          <table:table-cell table:formula="of:=IF([.H11]&gt;0;CEILING([.H11]/[.D11];1);0)" office:value-type="float" office:value="0" calcext:value-type="float">
            <text:p>0</text:p>
          </table:table-cell>
          <table:table-cell table:style-name="ce8" table:formula="of:=[.B11]+[.J11]*[.D11]-[.I11]*[.D11]" office:value-type="float" office:value="1500" calcext:value-type="float">
            <text:p>1500</text:p>
          </table:table-cell>
          <table:table-cell table:formula="of:=[.K11]-[.M11]/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07:57:05.71406756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06:48:44.820154176</meta:creation-date>
    <dc:date>2024-08-10T06:43:39.334921968</dc:date>
    <meta:editing-duration>PT2H2M12S</meta:editing-duration>
    <meta:editing-cycles>12</meta:editing-cycles>
    <meta:generator>LibreOffice/24.8.2.1$Linux_X86_64 LibreOffice_project/480$Build-1</meta:generator>
    <meta:document-statistic meta:table-count="1" meta:cell-count="143" meta:object-count="0"/>
  </office:meta>
</office:document-meta>
</file>